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!/bin/bash</text:p>
      <text:p text:style-name="Normal"/>
      <text:p text:style-name="Normal">function show_help() {</text:p>
      <text:p text:style-name="Normal"><text:s text:c="4"/>echo "Usage: internsctl [command] [options]"</text:p>
      <text:p text:style-name="Normal"><text:s text:c="4"/>echo "Commands:"</text:p>
      <text:p text:style-name="Normal"><text:s text:c="4"/>echo " <text:s/>cpu getinfo <text:s text:c="17"/>Get CPU information (similar to lscpu)"</text:p>
      <text:p text:style-name="Normal"><text:s text:c="4"/>echo " <text:s/>memory getinfo <text:s text:c="14"/>Get memory information (similar to free)"</text:p>
      <text:p text:style-name="Normal"><text:s text:c="4"/>echo " <text:s/>user create &lt;username&gt; <text:s text:c="6"/>Create a new user with login access"</text:p>
      <text:p text:style-name="Normal"><text:s text:c="4"/>echo " <text:s/>user list <text:s text:c="19"/>List all regular users"</text:p>
      <text:p text:style-name="Normal"><text:s text:c="4"/>echo " <text:s/>user list --sudo-only <text:s text:c="7"/>List users with sudo permissions"</text:p>
      <text:p text:style-name="Normal"><text:s text:c="4"/>echo " <text:s/>file getinfo &lt;file-name&gt; <text:s text:c="4"/>Get information about a file"</text:p>
      <text:p text:style-name="Normal"><text:s text:c="4"/>echo " <text:s/>file getinfo [options] &lt;file-name&gt;"</text:p>
      <text:p text:style-name="Normal"><text:s text:c="4"/>echo " <text:s text:c="30"/>Get specific information about a file"</text:p>
      <text:p text:style-name="Normal"><text:s text:c="4"/>echo "Options:"</text:p>
      <text:p text:style-name="Normal"><text:s text:c="4"/>echo " <text:s/>--size, -s <text:s text:c="18"/>Print size"</text:p>
      <text:p text:style-name="Normal"><text:s text:c="4"/>echo " <text:s/>--permissions, -p <text:s text:c="11"/>Print file permissions"</text:p>
      <text:p text:style-name="Normal"><text:s text:c="4"/>echo " <text:s/>--owner, -o <text:s text:c="17"/>Print file owner"</text:p>
      <text:p text:style-name="Normal"><text:s text:c="4"/>echo " <text:s/>--last-modified, -m <text:s text:c="9"/>Print last modified time"</text:p>
      <text:p text:style-name="Normal">}</text:p>
      <text:p text:style-name="Normal"/>
      <text:p text:style-name="Normal">function cpu_getinfo() {</text:p>
      <text:p text:style-name="Normal"><text:s text:c="4"/>lscpu</text:p>
      <text:p text:style-name="Normal">}</text:p>
      <text:p text:style-name="Normal"/>
      <text:p text:style-name="Normal">function memory_getinfo() {</text:p>
      <text:soft-page-break/>
      <text:p text:style-name="Normal"><text:s text:c="4"/>free</text:p>
      <text:p text:style-name="Normal">}</text:p>
      <text:p text:style-name="Normal"/>
      <text:p text:style-name="Normal">function user_create() {</text:p>
      <text:p text:style-name="Normal"><text:s text:c="4"/>username="$1"</text:p>
      <text:p text:style-name="Normal"><text:s text:c="4"/>sudo useradd -m "$username"</text:p>
      <text:p text:style-name="Normal"><text:s text:c="4"/>echo "User '$username' created successfully."</text:p>
      <text:p text:style-name="Normal">}</text:p>
      <text:p text:style-name="Normal"/>
      <text:p text:style-name="Normal">function user_list() {</text:p>
      <text:p text:style-name="Normal"><text:s text:c="4"/>if [[ "$1" == "--sudo-only" ]]; then</text:p>
      <text:p text:style-name="Normal"><text:s text:c="8"/>getent passwd | cut -d: -f1,3,4 | awk -F: '$2 &gt;= 1000 {print $1}' | xargs groups | grep -E "\bsudo\b" | cut -d: -f1</text:p>
      <text:p text:style-name="Normal"><text:s text:c="4"/>else</text:p>
      <text:p text:style-name="Normal"><text:s text:c="8"/>getent passwd | cut -d: -f1,3,4 | awk -F: '$2 &gt;= 1000 {print $1}'</text:p>
      <text:p text:style-name="Normal"><text:s text:c="4"/>fi</text:p>
      <text:p text:style-name="Normal">}</text:p>
      <text:p text:style-name="Normal"/>
      <text:p text:style-name="Normal">function file_getinfo() {</text:p>
      <text:p text:style-name="Normal"><text:s text:c="4"/>file="$1"</text:p>
      <text:p text:style-name="Normal"><text:s text:c="4"/>if [[ -z "$2" ]]; then</text:p>
      <text:p text:style-name="Normal"><text:s text:c="8"/>stat "$file" --printf="%n\tAccess: %A\tSize(B): %s\tOwner: %U:%G\nModify: %y\n"</text:p>
      <text:p text:style-name="Normal"><text:s text:c="4"/>else</text:p>
      <text:p text:style-name="Normal"><text:s text:c="8"/>case "$2" in</text:p>
      <text:p text:style-name="Normal"><text:s text:c="12"/>--size|-s)</text:p>
      <text:p text:style-name="Normal"><text:s text:c="16"/>stat "$file" --printf="%s\n"</text:p>
      <text:soft-page-break/>
      <text:p text:style-name="Normal"><text:s text:c="16"/>;;</text:p>
      <text:p text:style-name="Normal"><text:s text:c="12"/>--permissions|-p)</text:p>
      <text:p text:style-name="Normal"><text:s text:c="16"/>stat "$file" --printf="%A\n"</text:p>
      <text:p text:style-name="Normal"><text:s text:c="16"/>;;</text:p>
      <text:p text:style-name="Normal"><text:s text:c="12"/>--owner|-o)</text:p>
      <text:p text:style-name="Normal"><text:s text:c="16"/>stat "$file" --printf="%U\n"</text:p>
      <text:p text:style-name="Normal"><text:s text:c="16"/>;;</text:p>
      <text:p text:style-name="Normal"><text:s text:c="12"/>--last-modified|-m)</text:p>
      <text:p text:style-name="Normal"><text:s text:c="16"/>stat "$file" --printf="%y\n"</text:p>
      <text:p text:style-name="Normal"><text:s text:c="16"/>;;</text:p>
      <text:p text:style-name="Normal"><text:s text:c="12"/>*)</text:p>
      <text:p text:style-name="Normal"><text:s text:c="16"/>echo "Error: Unknown option. Use 'internsctl file getinfo --help' for usage information."</text:p>
      <text:p text:style-name="Normal"><text:s text:c="16"/>exit 1</text:p>
      <text:p text:style-name="Normal"><text:s text:c="16"/>;;</text:p>
      <text:p text:style-name="Normal"><text:s text:c="8"/>esac</text:p>
      <text:p text:style-name="Normal"><text:s text:c="4"/>fi</text:p>
      <text:p text:style-name="Normal">}</text:p>
      <text:p text:style-name="Normal"/>
      <text:p text:style-name="Normal"># Main script logic</text:p>
      <text:p text:style-name="Normal">case "$1" in</text:p>
      <text:p text:style-name="Normal"><text:s text:c="4"/>cpu)</text:p>
      <text:p text:style-name="Normal"><text:s text:c="8"/>cpu_getinfo</text:p>
      <text:p text:style-name="Normal"><text:s text:c="8"/>;;</text:p>
      <text:p text:style-name="Normal"><text:s text:c="4"/>memory)</text:p>
      <text:p text:style-name="Normal"><text:s text:c="8"/>memory_getinfo</text:p>
      <text:soft-page-break/>
      <text:p text:style-name="Normal"><text:s text:c="8"/>;;</text:p>
      <text:p text:style-name="Normal"><text:s text:c="4"/>user)</text:p>
      <text:p text:style-name="Normal"><text:s text:c="8"/>case "$2" in</text:p>
      <text:p text:style-name="Normal"><text:s text:c="12"/>create)</text:p>
      <text:p text:style-name="Normal"><text:s text:c="16"/>user_create "$3"</text:p>
      <text:p text:style-name="Normal"><text:s text:c="16"/>;;</text:p>
      <text:p text:style-name="Normal"><text:s text:c="12"/>list)</text:p>
      <text:p text:style-name="Normal"><text:s text:c="16"/>user_list "$3"</text:p>
      <text:p text:style-name="Normal"><text:s text:c="16"/>;;</text:p>
      <text:p text:style-name="Normal"><text:s text:c="12"/>*)</text:p>
      <text:p text:style-name="Normal"><text:s text:c="16"/>echo "Error: Unknown option. Use 'internsctl user --help' for usage information."</text:p>
      <text:p text:style-name="Normal"><text:s text:c="16"/>exit 1</text:p>
      <text:p text:style-name="Normal"><text:s text:c="16"/>;;</text:p>
      <text:p text:style-name="Normal"><text:s text:c="8"/>esac</text:p>
      <text:p text:style-name="Normal"><text:s text:c="8"/>;;</text:p>
      <text:p text:style-name="Normal"><text:s text:c="4"/>file)</text:p>
      <text:p text:style-name="Normal"><text:s text:c="8"/>file_getinfo "$2" "$3"</text:p>
      <text:p text:style-name="Normal"><text:s text:c="8"/>;;</text:p>
      <text:p text:style-name="Normal"><text:s text:c="4"/>--help)</text:p>
      <text:p text:style-name="Normal"><text:s text:c="8"/>show_help</text:p>
      <text:p text:style-name="Normal"><text:s text:c="8"/>;;</text:p>
      <text:p text:style-name="Normal"><text:s text:c="4"/>*)</text:p>
      <text:p text:style-name="Normal"><text:s text:c="8"/>echo "Error: Unknown command. Use 'internsctl --help' for usage information."</text:p>
      <text:p text:style-name="Normal"><text:s text:c="8"/>exit 1</text:p>
      <text:p text:style-name="Normal"><text:s text:c="8"/>;;</text:p>
      <text:soft-page-break/>
      <text:p text:style-name="Normal">esa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akul Dev</meta:initial-creator>
    <dc:creator>Nakul Dev</dc:creator>
    <meta:creation-date>2023-11-15T14:02:00Z</meta:creation-date>
    <dc:date>2023-11-15T14:02:00Z</dc:date>
    <meta:print-date>2023-11-15T13:57:00Z</meta:print-date>
    <meta:template xlink:href="Normal" xlink:type="simple"/>
    <meta:editing-cycles>2</meta:editing-cycles>
    <meta:editing-duration>PT300S</meta:editing-duration>
    <meta:document-statistic meta:page-count="5" meta:paragraph-count="5" meta:word-count="427" meta:character-count="2858" meta:row-count="20" meta:non-whitespace-character-count="2436"/>
  </office:meta>
</office:document-meta>
</file>